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808" officeooo:paragraph-rsid="00139808"/>
    </style:style>
    <style:style style:name="P2" style:family="paragraph" style:parent-style-name="Standard">
      <style:text-properties fo:font-style="normal" fo:font-weight="normal" officeooo:rsid="00139808" officeooo:paragraph-rsid="0013980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139808" officeooo:paragraph-rsid="0014e8a2"/>
    </style:style>
    <style:style style:name="P4" style:family="paragraph" style:parent-style-name="Standard">
      <style:paragraph-properties fo:text-align="justify" style:justify-single-word="false"/>
      <style:text-properties officeooo:rsid="00139808" officeooo:paragraph-rsid="00139808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4e8a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5cb75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 funções da pasta <text:span text:style-name="T1">io, </text:span><text:span text:style-name="T2">reader e writer, são usadas para extrair o conteúdo dos e-mails vazados e alocá-lo em um arquivo javascript. A função reader lê caracter por caracter até o final do documento, separando-o em palavras. É</text:span><text:span text:style-name="T3"> feito um filtro dos caracteres válidos, ou seja, pontuações em geral são ignoradas, pois atrapalham na contagem. </text:span><text:span text:style-name="T2">Essas palavras </text:span><text:span text:style-name="T3">com os caracteres validados </text:span><text:span text:style-name="T2">são colocadas em uma lista, na qual são tratadas pela função counter, utilizada para contar as repetições de cada palavra da lista enviada. </text:span><text:span text:style-name="T3">Mais uma vez, é realizada mais uma filtragem, pois há algumas palavras que possuem nenhum valor (como alguns pronomes ou artigos), apenas se repetem com frequência para formar frases. Portanto, retiramos palavras como “fw:”, “rw”, “what”, “is” e “who”, porém, mantivemos outras, como “h” e “no”.</text:span><text:span text:style-name="T2"> </text:span><text:span text:style-name="T3">Nesse caso, o “h” se refere à própria Hillary, mas de maneira abreviada. O “no”, se repetido muitas vezes, pode indicar que o conteúdo das mensagens possuí </text:span><text:span text:style-name="T4">um aspecto negativo, de insatisfação.</text:span></text:p>
      <text:p text:style-name="P3"><text:span text:style-name="T2">Por último, essa nova lista gerada com os dados e as respectivas quantidades (número de repetições no texto) é enviada para a função writer, cuja finalidade é escrever no documento uma série de linhas com um formato específico </text:span><text:span text:style-name="T4">em javascript </text:span><text:span text:style-name="T2">para ser</text:span><text:span text:style-name="T3">em</text:span><text:span text:style-name="T2"> usad</text:span><text:span text:style-name="T3">as</text:span><text:span text:style-name="T2"> pelo programa. Como resultado, todas as informações são exibidas nas páginas HTML que podem ser acessadas pelo index.html na pasta report.</text:span></text:p>
      <text:p text:style-name="P4"/>
      <text:p text:style-name="P1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8:36:13.951586373</meta:creation-date>
    <dc:date>2016-08-23T23:11:45.39125474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227" meta:character-count="1409" meta:non-whitespace-character-count="1184"/>
  </office:meta>
</office:document-meta>
</file>